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bb032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01e7f" officeooo:paragraph-rsid="001372d1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01e7f" officeooo:paragraph-rsid="00162160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01e7f" officeooo:paragraph-rsid="0017db6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01e7f" officeooo:paragraph-rsid="0022716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01e7f" officeooo:paragraph-rsid="001ac27f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01e7f" officeooo:paragraph-rsid="001bb032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01e7f" officeooo:paragraph-rsid="00229d97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372d1" officeooo:paragraph-rsid="0014d466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14d466" officeooo:paragraph-rsid="00162160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27a65a" officeooo:paragraph-rsid="0027a65a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289df0" officeooo:paragraph-rsid="00289df0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2a654d" officeooo:paragraph-rsid="002a654d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2b39ad" officeooo:paragraph-rsid="002b39ad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281e2c" officeooo:paragraph-rsid="00281e2c" style:language-asian="zxx" style:country-asian="none" style:language-complex="zxx" style:country-complex="none"/>
    </style:style>
    <style:style style:name="P40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41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P42" style:family="paragraph" style:parent-style-name="Standard">
      <style:text-properties fo:language="en" fo:country="US" officeooo:rsid="00289df0" officeooo:paragraph-rsid="00289df0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2b39ad" officeooo:paragraph-rsid="002b39ad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2e9f1b" officeooo:paragraph-rsid="002e9f1b" style:language-asian="zxx" style:country-asian="none" style:language-complex="zxx" style:country-complex="none"/>
    </style:style>
    <style:style style:name="P45" style:family="paragraph" style:parent-style-name="Standard">
      <style:text-properties fo:language="en" fo:country="US" officeooo:rsid="002e9f1b" officeooo:paragraph-rsid="002e9f1b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003e0"/>
    </style:style>
    <style:style style:name="T3" style:family="text">
      <style:text-properties fo:language="ru" fo:country="RU" officeooo:rsid="00354469"/>
    </style:style>
    <style:style style:name="T4" style:family="text">
      <style:text-properties officeooo:rsid="000f99a4"/>
    </style:style>
    <style:style style:name="T5" style:family="text">
      <style:text-properties officeooo:rsid="00101e7f"/>
    </style:style>
    <style:style style:name="T6" style:family="text">
      <style:text-properties officeooo:rsid="001372d1"/>
    </style:style>
    <style:style style:name="T7" style:family="text">
      <style:text-properties officeooo:rsid="0014d466"/>
    </style:style>
    <style:style style:name="T8" style:family="text">
      <style:text-properties officeooo:rsid="00162160"/>
    </style:style>
    <style:style style:name="T9" style:family="text">
      <style:text-properties officeooo:rsid="001bb032"/>
    </style:style>
    <style:style style:name="T10" style:family="text">
      <style:text-properties officeooo:rsid="001f720d"/>
    </style:style>
    <style:style style:name="T11" style:family="text">
      <style:text-properties officeooo:rsid="00227165"/>
    </style:style>
    <style:style style:name="T12" style:family="text">
      <style:text-properties officeooo:rsid="0011c8f7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335099"/>
    </style:style>
    <style:style style:name="T15" style:family="text">
      <style:text-properties fo:language="en" fo:country="US" officeooo:rsid="00354469"/>
    </style:style>
    <style:style style:name="T16" style:family="text">
      <style:text-properties officeooo:rsid="003003e0"/>
    </style:style>
    <style:style style:name="T17" style:family="text">
      <style:text-properties officeooo:rsid="00335099"/>
    </style:style>
    <style:style style:name="T18" style:family="text">
      <style:text-properties officeooo:rsid="00354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4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4">ы</text:span>вающая на отсутств<text:span text:style-name="T4">ие</text:span> чего-<text:span text:style-name="T4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40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5">JPT с выбранным кодом</text:span></text:p>
      <text:p text:style-name="P5">COM – <text:span text:style-name="T5">код (9) использование инструкции с выбранным кодом</text:span></text:p>
      <text:p text:style-name="P5">PUT – <text:span text:style-name="T5">код (10) вывод значений на экран</text:span></text:p>
      <text:p text:style-name="P5">ACCADD – <text:span text:style-name="T5">код (14) увеличение значения в аккумуляторе на выбранное количество единиц.</text:span></text:p>
      <text:p text:style-name="P6">ACCSUBT – <text:span text:style-name="T5">код (15) уменьшение значения в аккумуляторе на выбранное количество единиц.</text:span></text:p>
      <text:p text:style-name="P5">CMP – <text:span text:style-name="T5">код (16) сравнение значений регистров.</text:span></text:p>
      <text:p text:style-name="P9">INPUT – код (18) ввод значений с клавиатуры.</text:p>
      <text:p text:style-name="P10">ACCMULT – код (19) умножение <text:span text:style-name="T11">аккумулятора.</text:span></text:p>
      <text:p text:style-name="P34">ACCDIV – код (20) деление аккумулятора.</text:p>
      <text:p text:style-name="P35">PUSH – <text:span text:style-name="T1">код (200) добавление нового элемента в стек.</text:span></text:p>
      <text:p text:style-name="P35">EJECT – <text:span text:style-name="T1">код (201) извлечение элемента из стека.</text:span></text:p>
      <text:p text:style-name="P35">SUM – <text:span text:style-name="T1">код (202) суммирование значений стека.</text:span></text:p>
      <text:p text:style-name="P35">OUTPUT – <text:span text:style-name="T1">код (203) вывод головного элемента стека.</text:span></text:p>
      <text:p text:style-name="P5"/>
      <text:p text:style-name="P41">Флаги:</text:p>
      <text:p text:style-name="P5">STDI – <text:span text:style-name="T12">код (100) указывает на то что данные это число</text:span></text:p>
      <text:p text:style-name="P5">STDA – <text:span text:style-name="T12">код (101) указывает на то что данные это адрес регистра</text:span></text:p>
      <text:p text:style-name="P5">STDC – <text:span text:style-name="T12">код (102) указывает на то что данные это адрес регистра в котором находится <text:s/>код ASCII символа.</text:span></text:p>
      <text:p text:style-name="P6">CWR – <text:span text:style-name="T12">код (103) указывает на то что данные это код ASCII символа.</text:span></text:p>
      <text:p text:style-name="P5">VWR – <text:span text:style-name="T12">код (104)</text:span> <text:span text:style-name="T5">указывает на то что данные это число.</text:span></text:p>
      <text:p text:style-name="P5">ALL – <text:span text:style-name="T12">код (105) указывает на то что команда применяется ко всему коду.</text:span></text:p>
      <text:p text:style-name="P7">ACC – <text:span text:style-name="T12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10">107</text:span>) указывает на применение команды к аккумулятору, в качестве значений используются символы.</text:p>
      <text:p text:style-name="P39">NUM – код (300) указывает на то что данные это число из головного элемента стека.</text:p>
      <text:p text:style-name="P39">SYM – код (302) указывает на то что данные это символ из головного элемента стека.</text:p>
      <text:p text:style-name="P38">STACK – код (108) указывает на то что данные это головной элемент стека. </text:p>
      <text:p text:style-name="P44">GZ – код (400) реализует оператор &gt;.</text:p>
      <text:p text:style-name="P44">GEZ – код (401) реализует оператор &gt;=.</text:p>
      <text:p text:style-name="P44"><text:soft-page-break/>EZ – код (402) реализует оператор =.</text:p>
      <text:p text:style-name="P44">LZ – код (403) реализует оператор &lt;.</text:p>
      <text:p text:style-name="P44">LEZ – код (404) реализует оператор &lt;=.</text:p>
      <text:p text:style-name="P44">INF – код (405) указывает на безусловный переход.</text:p>
      <text:p text:style-name="P5"/>
      <text:p text:style-name="P41">Директивы:</text:p>
      <text:p text:style-name="P5">JPT – <text:span text:style-name="T12">код (6) создаёт метку.</text:span></text:p>
      <text:p text:style-name="P5">DEB – <text:span text:style-name="T12">код (7) выводит номер читаемой ячейки памяти.</text:span></text:p>
      <text:p text:style-name="P8">MAIN – <text:s/><text:span text:style-name="T12">код (8)</text:span> <text:span text:style-name="T5">указывает на начало программы.</text:span></text:p>
      <text:p text:style-name="P8">RESTART – <text:s/><text:span text:style-name="T12">код (11)</text:span> <text:span text:style-name="T5">начинает исполнение программы сызнова.</text:span></text:p>
      <text:p text:style-name="P8">QUIT – <text:s/><text:span text:style-name="T12">код (12)</text:span> <text:span text:style-name="T5">завершает выполнение программы.</text:span></text:p>
      <text:p text:style-name="P8">CLEAR – <text:s/><text:span text:style-name="T12">код (13)</text:span> <text:span text:style-name="T5">стирает код программы из памяти.</text:span></text:p>
      <text:p text:style-name="P8">GOBACK – <text:span text:style-name="T12">код (17)</text:span> <text:span text:style-name="T5">возвращает выполнение программы в изначальную точку.</text:span></text:p>
      <text:p text:style-name="P11">END – код (3070) конец программы.</text:p>
      <text:p text:style-name="P14"/>
      <text:p text:style-name="P3"><text:span text:style-name="T5">И</text:span>нструкции и их значение:</text:p>
      <text:p text:style-name="P23"/>
      <text:p text:style-name="P23">Видовые соглашения: для обозначения инструкций я буду использовать следующую нотацию:</text:p>
      <text:p text:style-name="P23"/>
      <text:p text:style-name="P23">[Команда] [Флаг / nil] [Данные / nil]</text:p>
      <text:p text:style-name="P23"/>
      <text:p text:style-name="P23">[CRG] [STDI] [<text:span text:style-name="T6">N</text:span>] – <text:span text:style-name="T6">выбор нулевой ячейки регистра N.</text:span></text:p>
      <text:p text:style-name="P16">[CRG] [STDA] [N] — выбор определённой ячейки регистра, N имеет следующий вид: RC, где R – это номер регистра R &gt;= 1, C – это номер ячейки регистра C &gt;= 0.</text:p>
      <text:p text:style-name="P24"/>
      <text:p text:style-name="P24">[CR<text:span text:style-name="T6">C</text:span>] [STDI] [<text:span text:style-name="T6">N</text:span>] – <text:span text:style-name="T6">выбор ячейки N, регистра выбранного ранее с помощью </text:span>[CRG] [STDI] [<text:span text:style-name="T6">N</text:span>].</text:p>
      <text:p text:style-name="P24"/>
      <text:p text:style-name="P24">[<text:span text:style-name="T6">P</text:span>RG] [STDI] [<text:span text:style-name="T6">N</text:span>] – <text:span text:style-name="T6">положить значение N в нулевую ячейку регистра выбранного с помощью </text:span>[CRG] [STDI] [<text:span text:style-name="T6">N</text:span>]<text:span text:style-name="T6">.</text:span></text:p>
      <text:p text:style-name="P32">[PRG] [STDA] [N] — положить данные в N в ячейку регистра выбранного с помощью [CRG] [STDA] [N].</text:p>
      <text:p text:style-name="P15"/>
      <text:p text:style-name="P25"><text:span text:style-name="T5">[PRC] [STDI] [N] — выбор ячейки N регистра выбранного с помощью </text:span>[CRG] [STDI] [<text:span text:style-name="T6">N</text:span>].</text:p>
      <text:p text:style-name="P25">[<text:span text:style-name="T7">P</text:span>R<text:span text:style-name="T7">C</text:span>] [STD<text:span text:style-name="T7">A</text:span>] [<text:span text:style-name="T6">N, M</text:span>] – <text:span text:style-name="T7">перемещение значения из регистра N в M, N и M имеют следующий вид: RC, где R – это номер регистра R &gt;= 1, C – это номер ячейки регистра C &gt;= 0.</text:span></text:p>
      <text:p text:style-name="P38">[PRC] [ACC] [STACK] – копирование значения головного элемента стека в аккумулятор.</text:p>
      <text:p text:style-name="P38">[PRC] [STACK] [ACC] – копирование значения из аккумулятора в головной элемент стека. </text:p>
      <text:p text:style-name="P25"/>
      <text:p text:style-name="P44">[GJP] [addr] [op1] [<text:span text:style-name="T16">mark</text:span>] – <text:span text:style-name="T16">переход к метке mark если значение по адресу addr при сравнении с нулём используя оператор op1, является истинным. addr – это либо аккумулятор либо стек либо регистр. </text:span><text:span text:style-name="T3">Пример: </text:span><text:span text:style-name="T18">GJP GZ ACC 1.</text:span></text:p>
      <text:p text:style-name="P45"><text:span text:style-name="T2"/></text:p>
      <text:p text:style-name="P33">[JPT] [N] [nil] — определение метки с номером N.</text:p>
      <text:p text:style-name="P26"/>
      <text:p text:style-name="P26">[<text:span text:style-name="T8">PUT</text:span>] [STDI] [<text:span text:style-name="T6">N</text:span>] – <text:span text:style-name="T8">вывод значения регистра N как числа на экран, N имеет следующий вид: RC, где R – это номер регистра R &gt;= 1, C – это номер ячейки регистра C &gt;= 0.</text:span></text:p>
      <text:p text:style-name="P17">[PUT] [STDC] [N] — вывод значения регистра N как символа на экран, N имеет следующий вид: RC, где R – это номер регистра R &gt;= 1, C – это номер ячейки регистра C &gt;= 0.</text:p>
      <text:p text:style-name="P17">[PUT] [CWR] [N] — вывод N как символа на экран без участия регистров.</text:p>
      <text:p text:style-name="P17">[PUT] [VWR] [N] — вывод N как числа на экран без участия регистров. </text:p>
      <text:p text:style-name="P17"><text:soft-page-break/>[PUT] [ACC] [nil] — вывод на экран значения регистра как числа.</text:p>
      <text:p text:style-name="P12"/>
      <text:p text:style-name="P18">[DEB] [nil] [nil] — вывод читаемой сейчас ячейки памяти.</text:p>
      <text:p text:style-name="P18">[MAIN] [nil] [nil] — начало программы.</text:p>
      <text:p text:style-name="P18">[RESTART] [nil] [nil] — начало работы программы сызнова.</text:p>
      <text:p text:style-name="P11">[QUIT] [nil] [nil] — немедленное завершение программы.</text:p>
      <text:p text:style-name="P11"/>
      <text:p text:style-name="P18">[CLEAR] [ALL] [nil] — стирание всего кода программы находящегося до вызова CLEAR.</text:p>
      <text:p text:style-name="P18">[CLEAR] [N] [nil] — стирание определённой ячейки памяти.</text:p>
      <text:p text:style-name="P11"/>
      <text:p text:style-name="P18">[ACCADD] [STDI] [nil] — увеличение значения аккумулятора на 1. Инкремент.</text:p>
      <text:p text:style-name="P18">[ACCADD] [STDA] [N] — прибавление к значению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ADD] [VWR] [N] — прибавить к значению в аккумуляторе число N.</text:p>
      <text:p text:style-name="P27"/>
      <text:p text:style-name="P20">[ACCSUBT] [STDI] [nil] — Вычитание из значения аккумулятора 1. Декремент.</text:p>
      <text:p text:style-name="P20">[ACCSUBT] [STDA] [N] — вычитание из значения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SUBT] [VWR] [N] — вычитание из значения аккумулятора числа N.</text:p>
      <text:p text:style-name="P29"/>
      <text:p text:style-name="P13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p>
      <text:p text:style-name="P30"/>
      <text:p text:style-name="P21">[GOBACK] [nil] [nil] — применяется если после перехода к метке нужно вернуться обратно.</text:p>
      <text:p text:style-name="P31"/>
      <text:p text:style-name="P9">[INPUT] [STDI] [N] – ввод числовых значений в регистр N. N<text:span text:style-name="T9"> имеет следующий вид: RC, где R – это номер регистра R &gt;= 1, C – это номер ячейки регистра C &gt;= 0.</text:span></text:p>
      <text:p text:style-name="P9">[INPUT] [STDC] [N] – ввод символьных значений в регистр N. N<text:span text:style-name="T9"> имеет следующий вид: RC, где R – это номер регистра R &gt;= 1, C – это номер ячейки регистра C &gt;= 0.</text:span></text:p>
      <text:p text:style-name="P9">[INPUT] [ACC] [nil] – ввод числовых значений в аккумулятор.</text:p>
      <text:p text:style-name="P9">[INPUT] [CACC] [nil] – ввод символьных значений в аккумулятор.</text:p>
      <text:p text:style-name="P9"/>
      <text:p text:style-name="P19">[ACCMULT] [STDA] [N] — умнож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19">[ACCMULT] [VWR] [N] — умножение значения аккумулятора на число N.</text:p>
      <text:p text:style-name="P28"/>
      <text:p text:style-name="P19">[ACCDIV] [STDA] [N] — дел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22">[ACCDIV] [VWR] [N] — деление значения регистра на N.</text:p>
      <text:p text:style-name="P22"/>
      <text:p text:style-name="P36">[PUSH] [N] [nil] – <text:span text:style-name="T1">добавить в голову стека значение </text:span><text:span text:style-name="T13">N.</text:span></text:p>
      <text:p text:style-name="P36"><text:span text:style-name="T13">[EJECT] [nil] [nil] – </text:span><text:span text:style-name="T1">извлечение из стека головного элемента.</text:span></text:p>
      <text:p text:style-name="P42">[SUM] [nil] [nil] – <text:span text:style-name="T1">суммирование значений стека.</text:span></text:p>
      <text:p text:style-name="P37">[OUTPUT] [NUM] [nil] – вывод на экран головного элемента стека как числа.</text:p>
      <text:p text:style-name="P37">[OUTPUT] [SYM] [nil] – вывод на экран головного элемента стека как символа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4-22T19:59:34.560000000</dc:date>
    <meta:editing-duration>PT2H36M51S</meta:editing-duration>
    <meta:editing-cycles>20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9" meta:word-count="1163" meta:character-count="7269" meta:non-whitespace-character-count="6081"/>
  </office:meta>
</office:document-meta>
</file>